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italic" style:font-weight-asian="bold" style:font-name-complex="Noto Sans Arabic" style:font-size-complex="16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012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425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82cm" svg:y="1.12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string" calcext:value-type="string">
            <text:p>X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↓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↓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8:10:16.24883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2T08:10:42.354573237</dc:date>
    <meta:editing-duration>PT14M</meta:editing-duration>
    <meta:editing-cycles>10</meta:editing-cycles>
    <meta:generator>LibreOffice/7.6.5.2$Linux_X86_64 LibreOffice_project/60$Build-2</meta:generator>
    <meta:document-statistic meta:table-count="1" meta:cell-count="18" meta:object-count="3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